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0" table:style-name="ta1">
        <table:shapes>
          <draw:frame draw:z-index="0" draw:style-name="gr1" draw:text-style-name="P1" svg:width="453.51pt" svg:height="255.09pt" svg:x="386.08pt" svg:y="195.59pt">
            <loext:p draw:notify-on-update-of-ranges="test_0.H1:test_0.H12 test_0.I1:test_0.I12 test_0.H1:test_0.H12 test_0.K1:test_0.K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simulation</text:p>
          </table:table-cell>
          <table:table-cell office:value-type="float" office:value="21641" calcext:value-type="float">
            <text:p>21641</text:p>
          </table:table-cell>
          <table:table-cell office:value-type="string" calcext:value-type="string">
            <text:p><text:s/>low model</text:p>
          </table:table-cell>
          <table:table-cell office:value-type="float" office:value="24532.2595078" calcext:value-type="float">
            <text:p>24532.2595078</text:p>
          </table:table-cell>
          <table:table-cell office:value-type="string" calcext:value-type="string">
            <text:p><text:s/>variance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-0.05" calcext:value-type="float">
            <text:p>-0.05</text:p>
          </table:table-cell>
          <table:table-cell table:formula="of:=AVERAGE([.B1:.B5])" office:value-type="float" office:value="21729.6" calcext:value-type="float">
            <text:p>21729.6</text:p>
          </table:table-cell>
          <table:table-cell office:value-type="string" calcext:value-type="string">
            <text:p>low fidelity</text:p>
          </table:table-cell>
          <table:table-cell table:formula="of:=AVERAGE([.D1:.D5])" office:value-type="float" office:value="23379.9224185" calcext:value-type="float">
            <text:p>23379.9224185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<text:s/>low model</text:p>
          </table:table-cell>
          <table:table-cell office:value-type="float" office:value="22982.9961014" calcext:value-type="float">
            <text:p>22982.9961014</text:p>
          </table:table-cell>
          <table:table-cell office:value-type="string" calcext:value-type="string">
            <text:p><text:s/>variance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B6:.B10])" office:value-type="float" office:value="21659.4" calcext:value-type="float">
            <text:p>21659.4</text:p>
          </table:table-cell>
          <table:table-cell/>
          <table:table-cell table:formula="of:=AVERAGE([.D6:.D10])" office:value-type="float" office:value="23674.90916376" calcext:value-type="float">
            <text:p>23674.90916376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396" calcext:value-type="float">
            <text:p>21396</text:p>
          </table:table-cell>
          <table:table-cell office:value-type="string" calcext:value-type="string">
            <text:p><text:s/>low model</text:p>
          </table:table-cell>
          <table:table-cell office:value-type="float" office:value="21970.8826" calcext:value-type="float">
            <text:p>21970.8826</text:p>
          </table:table-cell>
          <table:table-cell office:value-type="string" calcext:value-type="string">
            <text:p><text:s/>variance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AVERAGE([.B11:.B15])" office:value-type="float" office:value="21204" calcext:value-type="float">
            <text:p>21204</text:p>
          </table:table-cell>
          <table:table-cell/>
          <table:table-cell table:formula="of:=AVERAGE([.D11:.D15])" office:value-type="float" office:value="22516.01512622" calcext:value-type="float">
            <text:p>22516.01512622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741" calcext:value-type="float">
            <text:p>21741</text:p>
          </table:table-cell>
          <table:table-cell office:value-type="string" calcext:value-type="string">
            <text:p><text:s/>low model</text:p>
          </table:table-cell>
          <table:table-cell office:value-type="float" office:value="23048.8332929" calcext:value-type="float">
            <text:p>23048.8332929</text:p>
          </table:table-cell>
          <table:table-cell office:value-type="string" calcext:value-type="string">
            <text:p><text:s/>variance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AVERAGE([.B16:.B20])" office:value-type="float" office:value="21128.6" calcext:value-type="float">
            <text:p>21128.6</text:p>
          </table:table-cell>
          <table:table-cell/>
          <table:table-cell table:formula="of:=AVERAGE([.D16:.D20])" office:value-type="float" office:value="22474.9639368" calcext:value-type="float">
            <text:p>22474.9639368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807" calcext:value-type="float">
            <text:p>21807</text:p>
          </table:table-cell>
          <table:table-cell office:value-type="string" calcext:value-type="string">
            <text:p><text:s/>low model</text:p>
          </table:table-cell>
          <table:table-cell office:value-type="float" office:value="24364.6405904" calcext:value-type="float">
            <text:p>24364.6405904</text:p>
          </table:table-cell>
          <table:table-cell office:value-type="string" calcext:value-type="string">
            <text:p><text:s/>variance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AVERAGE([.B21:.B25])" office:value-type="float" office:value="20744.8" calcext:value-type="float">
            <text:p>20744.8</text:p>
          </table:table-cell>
          <table:table-cell/>
          <table:table-cell table:formula="of:=AVERAGE([.D21:.D25])" office:value-type="float" office:value="21245.05342426" calcext:value-type="float">
            <text:p>21245.05342426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735" calcext:value-type="float">
            <text:p>21735</text:p>
          </table:table-cell>
          <table:table-cell office:value-type="string" calcext:value-type="string">
            <text:p><text:s/>low model</text:p>
          </table:table-cell>
          <table:table-cell office:value-type="float" office:value="23902.0437544" calcext:value-type="float">
            <text:p>23902.0437544</text:p>
          </table:table-cell>
          <table:table-cell office:value-type="string" calcext:value-type="string">
            <text:p><text:s/>vari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AVERAGE([.B26:.B30])" office:value-type="float" office:value="21009.4" calcext:value-type="float">
            <text:p>21009.4</text:p>
          </table:table-cell>
          <table:table-cell/>
          <table:table-cell table:formula="of:=AVERAGE([.D26:.D30])" office:value-type="float" office:value="21940.24563602" calcext:value-type="float">
            <text:p>21940.24563602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601" calcext:value-type="float">
            <text:p>21601</text:p>
          </table:table-cell>
          <table:table-cell office:value-type="string" calcext:value-type="string">
            <text:p><text:s/>low model</text:p>
          </table:table-cell>
          <table:table-cell office:value-type="float" office:value="22514.3099132" calcext:value-type="float">
            <text:p>22514.3099132</text:p>
          </table:table-cell>
          <table:table-cell office:value-type="string" calcext:value-type="string">
            <text:p><text:s/>vari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AVERAGE([.B31:.B35])" office:value-type="float" office:value="21198" calcext:value-type="float">
            <text:p>21198</text:p>
          </table:table-cell>
          <table:table-cell/>
          <table:table-cell table:formula="of:=AVERAGE([.D31:.D35])" office:value-type="float" office:value="20990.75057032" calcext:value-type="float">
            <text:p>20990.75057032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<text:s/>low model</text:p>
          </table:table-cell>
          <table:table-cell office:value-type="float" office:value="24584.1377452" calcext:value-type="float">
            <text:p>24584.1377452</text:p>
          </table:table-cell>
          <table:table-cell office:value-type="string" calcext:value-type="string">
            <text:p><text:s/>vari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AVERAGE([.B36:.B40])" office:value-type="float" office:value="21010.2" calcext:value-type="float">
            <text:p>21010.2</text:p>
          </table:table-cell>
          <table:table-cell/>
          <table:table-cell table:formula="of:=AVERAGE([.D36:.D40])" office:value-type="float" office:value="21558.50383666" calcext:value-type="float">
            <text:p>21558.50383666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850" calcext:value-type="float">
            <text:p>21850</text:p>
          </table:table-cell>
          <table:table-cell office:value-type="string" calcext:value-type="string">
            <text:p><text:s/>low model</text:p>
          </table:table-cell>
          <table:table-cell office:value-type="float" office:value="25730.8888813" calcext:value-type="float">
            <text:p>25730.8888813</text:p>
          </table:table-cell>
          <table:table-cell office:value-type="string" calcext:value-type="string">
            <text:p><text:s/>vari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AVERAGE([.B41:.B45])" office:value-type="float" office:value="20822.2" calcext:value-type="float">
            <text:p>20822.2</text:p>
          </table:table-cell>
          <table:table-cell/>
          <table:table-cell table:formula="of:=AVERAGE([.D41:.D45])" office:value-type="float" office:value="20876.74428568" calcext:value-type="float">
            <text:p>20876.74428568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09" calcext:value-type="float">
            <text:p>21009</text:p>
          </table:table-cell>
          <table:table-cell office:value-type="string" calcext:value-type="string">
            <text:p><text:s/>low model</text:p>
          </table:table-cell>
          <table:table-cell office:value-type="float" office:value="21643.1655247" calcext:value-type="float">
            <text:p>21643.1655247</text:p>
          </table:table-cell>
          <table:table-cell office:value-type="string" calcext:value-type="string">
            <text:p><text:s/>vari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AVERAGE([.B46:.B50])" office:value-type="float" office:value="20896" calcext:value-type="float">
            <text:p>20896</text:p>
          </table:table-cell>
          <table:table-cell/>
          <table:table-cell table:formula="of:=AVERAGE([.D46:.D50])" office:value-type="float" office:value="21348.18363882" calcext:value-type="float">
            <text:p>21348.18363882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238" calcext:value-type="float">
            <text:p>21238</text:p>
          </table:table-cell>
          <table:table-cell office:value-type="string" calcext:value-type="string">
            <text:p><text:s/>low model</text:p>
          </table:table-cell>
          <table:table-cell office:value-type="float" office:value="24764.6541662" calcext:value-type="float">
            <text:p>24764.6541662</text:p>
          </table:table-cell>
          <table:table-cell office:value-type="string" calcext:value-type="string">
            <text:p><text:s/>variance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AVERAGE([.B51:.B55])" office:value-type="float" office:value="20544" calcext:value-type="float">
            <text:p>20544</text:p>
          </table:table-cell>
          <table:table-cell/>
          <table:table-cell table:formula="of:=AVERAGE([.D51:.D55])" office:value-type="float" office:value="19854.85958002" calcext:value-type="float">
            <text:p>19854.85958002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523" calcext:value-type="float">
            <text:p>21523</text:p>
          </table:table-cell>
          <table:table-cell office:value-type="string" calcext:value-type="string">
            <text:p><text:s/>low model</text:p>
          </table:table-cell>
          <table:table-cell office:value-type="float" office:value="24079.6163428" calcext:value-type="float">
            <text:p>24079.6163428</text:p>
          </table:table-cell>
          <table:table-cell office:value-type="string" calcext:value-type="string">
            <text:p><text:s/>variance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AVERAGE([.B56:.B60])" office:value-type="float" office:value="20407.8" calcext:value-type="float">
            <text:p>20407.8</text:p>
          </table:table-cell>
          <table:table-cell/>
          <table:table-cell table:formula="of:=AVERAGE([.D56:.D60])" office:value-type="float" office:value="20793.87040476" calcext:value-type="float">
            <text:p>20793.87040476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39" calcext:value-type="float">
            <text:p>21039</text:p>
          </table:table-cell>
          <table:table-cell office:value-type="string" calcext:value-type="string">
            <text:p><text:s/>low model</text:p>
          </table:table-cell>
          <table:table-cell office:value-type="float" office:value="20563.8354124" calcext:value-type="float">
            <text:p>20563.8354124</text:p>
          </table:table-cell>
          <table:table-cell office:value-type="string" calcext:value-type="string">
            <text:p><text:s/>variance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886" calcext:value-type="float">
            <text:p>20886</text:p>
          </table:table-cell>
          <table:table-cell office:value-type="string" calcext:value-type="string">
            <text:p><text:s/>low model</text:p>
          </table:table-cell>
          <table:table-cell office:value-type="float" office:value="21491.7277853" calcext:value-type="float">
            <text:p>21491.7277853</text:p>
          </table:table-cell>
          <table:table-cell office:value-type="string" calcext:value-type="string">
            <text:p><text:s/>variance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334" calcext:value-type="float">
            <text:p>21334</text:p>
          </table:table-cell>
          <table:table-cell office:value-type="string" calcext:value-type="string">
            <text:p><text:s/>low model</text:p>
          </table:table-cell>
          <table:table-cell office:value-type="float" office:value="21680.2419244" calcext:value-type="float">
            <text:p>21680.2419244</text:p>
          </table:table-cell>
          <table:table-cell office:value-type="string" calcext:value-type="string">
            <text:p><text:s/>variance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501" calcext:value-type="float">
            <text:p>21501</text:p>
          </table:table-cell>
          <table:table-cell office:value-type="string" calcext:value-type="string">
            <text:p><text:s/>low model</text:p>
          </table:table-cell>
          <table:table-cell office:value-type="float" office:value="22834.8394946" calcext:value-type="float">
            <text:p>22834.8394946</text:p>
          </table:table-cell>
          <table:table-cell office:value-type="string" calcext:value-type="string">
            <text:p><text:s/>variance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817" calcext:value-type="float">
            <text:p>20817</text:p>
          </table:table-cell>
          <table:table-cell office:value-type="string" calcext:value-type="string">
            <text:p><text:s/>low model</text:p>
          </table:table-cell>
          <table:table-cell office:value-type="float" office:value="24095.5564446" calcext:value-type="float">
            <text:p>24095.5564446</text:p>
          </table:table-cell>
          <table:table-cell office:value-type="string" calcext:value-type="string">
            <text:p><text:s/>variance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<text:s/>low model</text:p>
          </table:table-cell>
          <table:table-cell office:value-type="float" office:value="21688.3634344" calcext:value-type="float">
            <text:p>21688.3634344</text:p>
          </table:table-cell>
          <table:table-cell office:value-type="string" calcext:value-type="string">
            <text:p><text:s/>variance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69" calcext:value-type="float">
            <text:p>20669</text:p>
          </table:table-cell>
          <table:table-cell office:value-type="string" calcext:value-type="string">
            <text:p><text:s/>low model</text:p>
          </table:table-cell>
          <table:table-cell office:value-type="float" office:value="21172.5755977" calcext:value-type="float">
            <text:p>21172.5755977</text:p>
          </table:table-cell>
          <table:table-cell office:value-type="string" calcext:value-type="string">
            <text:p><text:s/>variance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589" calcext:value-type="float">
            <text:p>21589</text:p>
          </table:table-cell>
          <table:table-cell office:value-type="string" calcext:value-type="string">
            <text:p><text:s/>low model</text:p>
          </table:table-cell>
          <table:table-cell office:value-type="float" office:value="22583.4847127" calcext:value-type="float">
            <text:p>22583.4847127</text:p>
          </table:table-cell>
          <table:table-cell office:value-type="string" calcext:value-type="string">
            <text:p><text:s/>variance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<text:s/>low model</text:p>
          </table:table-cell>
          <table:table-cell office:value-type="float" office:value="19686.033234" calcext:value-type="float">
            <text:p>19686.033234</text:p>
          </table:table-cell>
          <table:table-cell office:value-type="string" calcext:value-type="string">
            <text:p><text:s/>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703" calcext:value-type="float">
            <text:p>20703</text:p>
          </table:table-cell>
          <table:table-cell office:value-type="string" calcext:value-type="string">
            <text:p><text:s/>low model</text:p>
          </table:table-cell>
          <table:table-cell office:value-type="float" office:value="21582.0431218" calcext:value-type="float">
            <text:p>21582.0431218</text:p>
          </table:table-cell>
          <table:table-cell office:value-type="string" calcext:value-type="string">
            <text:p><text:s/>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384" calcext:value-type="float">
            <text:p>20384</text:p>
          </table:table-cell>
          <table:table-cell office:value-type="string" calcext:value-type="string">
            <text:p><text:s/>low model</text:p>
          </table:table-cell>
          <table:table-cell office:value-type="float" office:value="21391.1831678" calcext:value-type="float">
            <text:p>21391.1831678</text:p>
          </table:table-cell>
          <table:table-cell office:value-type="string" calcext:value-type="string">
            <text:p><text:s/>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297" calcext:value-type="float">
            <text:p>20297</text:p>
          </table:table-cell>
          <table:table-cell office:value-type="string" calcext:value-type="string">
            <text:p><text:s/>low model</text:p>
          </table:table-cell>
          <table:table-cell office:value-type="float" office:value="19683.858501" calcext:value-type="float">
            <text:p>19683.858501</text:p>
          </table:table-cell>
          <table:table-cell office:value-type="string" calcext:value-type="string">
            <text:p><text:s/>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230" calcext:value-type="float">
            <text:p>21230</text:p>
          </table:table-cell>
          <table:table-cell office:value-type="string" calcext:value-type="string">
            <text:p><text:s/>low model</text:p>
          </table:table-cell>
          <table:table-cell office:value-type="float" office:value="23882.1490967" calcext:value-type="float">
            <text:p>23882.1490967</text:p>
          </table:table-cell>
          <table:table-cell office:value-type="string" calcext:value-type="string">
            <text:p><text:s/>variance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613" calcext:value-type="float">
            <text:p>21613</text:p>
          </table:table-cell>
          <table:table-cell office:value-type="string" calcext:value-type="string">
            <text:p><text:s/>low model</text:p>
          </table:table-cell>
          <table:table-cell office:value-type="float" office:value="22676.7325233" calcext:value-type="float">
            <text:p>22676.7325233</text:p>
          </table:table-cell>
          <table:table-cell office:value-type="string" calcext:value-type="string">
            <text:p><text:s/>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376" calcext:value-type="float">
            <text:p>20376</text:p>
          </table:table-cell>
          <table:table-cell office:value-type="string" calcext:value-type="string">
            <text:p><text:s/>low model</text:p>
          </table:table-cell>
          <table:table-cell office:value-type="float" office:value="21567.9771922" calcext:value-type="float">
            <text:p>21567.9771922</text:p>
          </table:table-cell>
          <table:table-cell office:value-type="string" calcext:value-type="string">
            <text:p><text:s/>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78" calcext:value-type="float">
            <text:p>20678</text:p>
          </table:table-cell>
          <table:table-cell office:value-type="string" calcext:value-type="string">
            <text:p><text:s/>low model</text:p>
          </table:table-cell>
          <table:table-cell office:value-type="float" office:value="22847.5593935" calcext:value-type="float">
            <text:p>22847.5593935</text:p>
          </table:table-cell>
          <table:table-cell office:value-type="string" calcext:value-type="string">
            <text:p><text:s/>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887" calcext:value-type="float">
            <text:p>21887</text:p>
          </table:table-cell>
          <table:table-cell office:value-type="string" calcext:value-type="string">
            <text:p><text:s/>low model</text:p>
          </table:table-cell>
          <table:table-cell office:value-type="float" office:value="22323.7421929" calcext:value-type="float">
            <text:p>22323.7421929</text:p>
          </table:table-cell>
          <table:table-cell office:value-type="string" calcext:value-type="string">
            <text:p><text:s/>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493" calcext:value-type="float">
            <text:p>20493</text:p>
          </table:table-cell>
          <table:table-cell office:value-type="string" calcext:value-type="string">
            <text:p><text:s/>low model</text:p>
          </table:table-cell>
          <table:table-cell office:value-type="float" office:value="20285.2168782" calcext:value-type="float">
            <text:p>20285.2168782</text:p>
          </table:table-cell>
          <table:table-cell office:value-type="string" calcext:value-type="string">
            <text:p><text:s/>varianc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405" calcext:value-type="float">
            <text:p>21405</text:p>
          </table:table-cell>
          <table:table-cell office:value-type="string" calcext:value-type="string">
            <text:p><text:s/>low model</text:p>
          </table:table-cell>
          <table:table-cell office:value-type="float" office:value="20631.4699214" calcext:value-type="float">
            <text:p>20631.4699214</text:p>
          </table:table-cell>
          <table:table-cell office:value-type="string" calcext:value-type="string">
            <text:p><text:s/>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99" calcext:value-type="float">
            <text:p>20699</text:p>
          </table:table-cell>
          <table:table-cell office:value-type="string" calcext:value-type="string">
            <text:p><text:s/>low model</text:p>
          </table:table-cell>
          <table:table-cell office:value-type="float" office:value="20185.1724574" calcext:value-type="float">
            <text:p>20185.1724574</text:p>
          </table:table-cell>
          <table:table-cell office:value-type="string" calcext:value-type="string">
            <text:p><text:s/>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803" calcext:value-type="float">
            <text:p>21803</text:p>
          </table:table-cell>
          <table:table-cell office:value-type="string" calcext:value-type="string">
            <text:p><text:s/>low model</text:p>
          </table:table-cell>
          <table:table-cell office:value-type="float" office:value="21467.3459855" calcext:value-type="float">
            <text:p>21467.3459855</text:p>
          </table:table-cell>
          <table:table-cell office:value-type="string" calcext:value-type="string">
            <text:p><text:s/>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174" calcext:value-type="float">
            <text:p>21174</text:p>
          </table:table-cell>
          <table:table-cell office:value-type="string" calcext:value-type="string">
            <text:p><text:s/>low model</text:p>
          </table:table-cell>
          <table:table-cell office:value-type="float" office:value="22394.9384169" calcext:value-type="float">
            <text:p>22394.9384169</text:p>
          </table:table-cell>
          <table:table-cell office:value-type="string" calcext:value-type="string">
            <text:p><text:s/>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909" calcext:value-type="float">
            <text:p>20909</text:p>
          </table:table-cell>
          <table:table-cell office:value-type="string" calcext:value-type="string">
            <text:p><text:s/>low model</text:p>
          </table:table-cell>
          <table:table-cell office:value-type="float" office:value="20274.8260704" calcext:value-type="float">
            <text:p>20274.8260704</text:p>
          </table:table-cell>
          <table:table-cell office:value-type="string" calcext:value-type="string">
            <text:p><text:s/>variance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054" calcext:value-type="float">
            <text:p>21054</text:p>
          </table:table-cell>
          <table:table-cell office:value-type="string" calcext:value-type="string">
            <text:p><text:s/>low model</text:p>
          </table:table-cell>
          <table:table-cell office:value-type="float" office:value="20279.6963718" calcext:value-type="float">
            <text:p>20279.6963718</text:p>
          </table:table-cell>
          <table:table-cell office:value-type="string" calcext:value-type="string">
            <text:p><text:s/>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593" calcext:value-type="float">
            <text:p>20593</text:p>
          </table:table-cell>
          <table:table-cell office:value-type="string" calcext:value-type="string">
            <text:p><text:s/>low model</text:p>
          </table:table-cell>
          <table:table-cell office:value-type="float" office:value="22912.9048656" calcext:value-type="float">
            <text:p>22912.9048656</text:p>
          </table:table-cell>
          <table:table-cell office:value-type="string" calcext:value-type="string">
            <text:p><text:s/>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942" calcext:value-type="float">
            <text:p>20942</text:p>
          </table:table-cell>
          <table:table-cell office:value-type="string" calcext:value-type="string">
            <text:p><text:s/>low model</text:p>
          </table:table-cell>
          <table:table-cell office:value-type="float" office:value="21138.527548" calcext:value-type="float">
            <text:p>21138.527548</text:p>
          </table:table-cell>
          <table:table-cell office:value-type="string" calcext:value-type="string">
            <text:p><text:s/>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550" calcext:value-type="float">
            <text:p>21550</text:p>
          </table:table-cell>
          <table:table-cell office:value-type="string" calcext:value-type="string">
            <text:p><text:s/>low model</text:p>
          </table:table-cell>
          <table:table-cell office:value-type="float" office:value="22006.3739721" calcext:value-type="float">
            <text:p>22006.3739721</text:p>
          </table:table-cell>
          <table:table-cell office:value-type="string" calcext:value-type="string">
            <text:p><text:s/>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912" calcext:value-type="float">
            <text:p>20912</text:p>
          </table:table-cell>
          <table:table-cell office:value-type="string" calcext:value-type="string">
            <text:p><text:s/>low model</text:p>
          </table:table-cell>
          <table:table-cell office:value-type="float" office:value="21455.0164258" calcext:value-type="float">
            <text:p>21455.0164258</text:p>
          </table:table-cell>
          <table:table-cell office:value-type="string" calcext:value-type="string">
            <text:p><text:s/>variance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<text:s/>low model</text:p>
          </table:table-cell>
          <table:table-cell office:value-type="float" office:value="20350.9566331" calcext:value-type="float">
            <text:p>20350.9566331</text:p>
          </table:table-cell>
          <table:table-cell office:value-type="string" calcext:value-type="string">
            <text:p><text:s/>variance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147" calcext:value-type="float">
            <text:p>21147</text:p>
          </table:table-cell>
          <table:table-cell office:value-type="string" calcext:value-type="string">
            <text:p><text:s/>low model</text:p>
          </table:table-cell>
          <table:table-cell office:value-type="float" office:value="21062.0381436" calcext:value-type="float">
            <text:p>21062.0381436</text:p>
          </table:table-cell>
          <table:table-cell office:value-type="string" calcext:value-type="string">
            <text:p><text:s/>variance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979" calcext:value-type="float">
            <text:p>20979</text:p>
          </table:table-cell>
          <table:table-cell office:value-type="string" calcext:value-type="string">
            <text:p><text:s/>low model</text:p>
          </table:table-cell>
          <table:table-cell office:value-type="float" office:value="20919.3443787" calcext:value-type="float">
            <text:p>20919.3443787</text:p>
          </table:table-cell>
          <table:table-cell office:value-type="string" calcext:value-type="string">
            <text:p><text:s/>variance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832" calcext:value-type="float">
            <text:p>20832</text:p>
          </table:table-cell>
          <table:table-cell office:value-type="string" calcext:value-type="string">
            <text:p><text:s/>low model</text:p>
          </table:table-cell>
          <table:table-cell office:value-type="float" office:value="21798.7662653" calcext:value-type="float">
            <text:p>21798.7662653</text:p>
          </table:table-cell>
          <table:table-cell office:value-type="string" calcext:value-type="string">
            <text:p><text:s/>variance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405" calcext:value-type="float">
            <text:p>20405</text:p>
          </table:table-cell>
          <table:table-cell office:value-type="string" calcext:value-type="string">
            <text:p><text:s/>low model</text:p>
          </table:table-cell>
          <table:table-cell office:value-type="float" office:value="20252.6160077" calcext:value-type="float">
            <text:p>20252.6160077</text:p>
          </table:table-cell>
          <table:table-cell office:value-type="string" calcext:value-type="string">
            <text:p><text:s/>variance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489" calcext:value-type="float">
            <text:p>20489</text:p>
          </table:table-cell>
          <table:table-cell office:value-type="string" calcext:value-type="string">
            <text:p><text:s/>low model</text:p>
          </table:table-cell>
          <table:table-cell office:value-type="float" office:value="21564.8295753" calcext:value-type="float">
            <text:p>21564.8295753</text:p>
          </table:table-cell>
          <table:table-cell office:value-type="string" calcext:value-type="string">
            <text:p><text:s/>variance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700" calcext:value-type="float">
            <text:p>20700</text:p>
          </table:table-cell>
          <table:table-cell office:value-type="string" calcext:value-type="string">
            <text:p><text:s/>low model</text:p>
          </table:table-cell>
          <table:table-cell office:value-type="float" office:value="21221.3518073" calcext:value-type="float">
            <text:p>21221.3518073</text:p>
          </table:table-cell>
          <table:table-cell office:value-type="string" calcext:value-type="string">
            <text:p><text:s/>variance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813" calcext:value-type="float">
            <text:p>20813</text:p>
          </table:table-cell>
          <table:table-cell office:value-type="string" calcext:value-type="string">
            <text:p><text:s/>low model</text:p>
          </table:table-cell>
          <table:table-cell office:value-type="float" office:value="20300.5112116" calcext:value-type="float">
            <text:p>20300.5112116</text:p>
          </table:table-cell>
          <table:table-cell office:value-type="string" calcext:value-type="string">
            <text:p><text:s/>variance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1587" calcext:value-type="float">
            <text:p>21587</text:p>
          </table:table-cell>
          <table:table-cell office:value-type="string" calcext:value-type="string">
            <text:p><text:s/>low model</text:p>
          </table:table-cell>
          <table:table-cell office:value-type="float" office:value="21836.973223" calcext:value-type="float">
            <text:p>21836.973223</text:p>
          </table:table-cell>
          <table:table-cell office:value-type="string" calcext:value-type="string">
            <text:p><text:s/>variance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891" calcext:value-type="float">
            <text:p>20891</text:p>
          </table:table-cell>
          <table:table-cell office:value-type="string" calcext:value-type="string">
            <text:p><text:s/>low model</text:p>
          </table:table-cell>
          <table:table-cell office:value-type="float" office:value="21817.2523769" calcext:value-type="float">
            <text:p>21817.2523769</text:p>
          </table:table-cell>
          <table:table-cell office:value-type="string" calcext:value-type="string">
            <text:p><text:s/>variance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869" calcext:value-type="float">
            <text:p>20869</text:p>
          </table:table-cell>
          <table:table-cell office:value-type="string" calcext:value-type="string">
            <text:p><text:s/>low model</text:p>
          </table:table-cell>
          <table:table-cell office:value-type="float" office:value="19711.0320158" calcext:value-type="float">
            <text:p>19711.0320158</text:p>
          </table:table-cell>
          <table:table-cell office:value-type="string" calcext:value-type="string">
            <text:p><text:s/>variance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589" calcext:value-type="float">
            <text:p>20589</text:p>
          </table:table-cell>
          <table:table-cell office:value-type="string" calcext:value-type="string">
            <text:p><text:s/>low model</text:p>
          </table:table-cell>
          <table:table-cell office:value-type="float" office:value="19096.1380059" calcext:value-type="float">
            <text:p>19096.1380059</text:p>
          </table:table-cell>
          <table:table-cell office:value-type="string" calcext:value-type="string">
            <text:p><text:s/>variance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014" calcext:value-type="float">
            <text:p>20014</text:p>
          </table:table-cell>
          <table:table-cell office:value-type="string" calcext:value-type="string">
            <text:p><text:s/>low model</text:p>
          </table:table-cell>
          <table:table-cell office:value-type="float" office:value="17925.124353" calcext:value-type="float">
            <text:p>17925.124353</text:p>
          </table:table-cell>
          <table:table-cell office:value-type="string" calcext:value-type="string">
            <text:p><text:s/>variance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99" calcext:value-type="float">
            <text:p>20699</text:p>
          </table:table-cell>
          <table:table-cell office:value-type="string" calcext:value-type="string">
            <text:p><text:s/>low model</text:p>
          </table:table-cell>
          <table:table-cell office:value-type="float" office:value="23042.6310368" calcext:value-type="float">
            <text:p>23042.6310368</text:p>
          </table:table-cell>
          <table:table-cell office:value-type="string" calcext:value-type="string">
            <text:p><text:s/>variance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549" calcext:value-type="float">
            <text:p>20549</text:p>
          </table:table-cell>
          <table:table-cell office:value-type="string" calcext:value-type="string">
            <text:p><text:s/>low model</text:p>
          </table:table-cell>
          <table:table-cell office:value-type="float" office:value="19499.3724886" calcext:value-type="float">
            <text:p>19499.3724886</text:p>
          </table:table-cell>
          <table:table-cell office:value-type="string" calcext:value-type="string">
            <text:p><text:s/>variance</text:p>
          </table:table-cell>
          <table:table-cell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299" calcext:value-type="float">
            <text:p>20299</text:p>
          </table:table-cell>
          <table:table-cell office:value-type="string" calcext:value-type="string">
            <text:p><text:s/>low model</text:p>
          </table:table-cell>
          <table:table-cell office:value-type="float" office:value="22213.6000491" calcext:value-type="float">
            <text:p>22213.6000491</text:p>
          </table:table-cell>
          <table:table-cell office:value-type="string" calcext:value-type="string">
            <text:p><text:s/>varianc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383" calcext:value-type="float">
            <text:p>20383</text:p>
          </table:table-cell>
          <table:table-cell office:value-type="string" calcext:value-type="string">
            <text:p><text:s/>low model</text:p>
          </table:table-cell>
          <table:table-cell office:value-type="float" office:value="19361.2047413" calcext:value-type="float">
            <text:p>19361.2047413</text:p>
          </table:table-cell>
          <table:table-cell office:value-type="string" calcext:value-type="string">
            <text:p><text:s/>varianc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425" calcext:value-type="float">
            <text:p>20425</text:p>
          </table:table-cell>
          <table:table-cell office:value-type="string" calcext:value-type="string">
            <text:p><text:s/>low model</text:p>
          </table:table-cell>
          <table:table-cell office:value-type="float" office:value="19960.3312464" calcext:value-type="float">
            <text:p>19960.3312464</text:p>
          </table:table-cell>
          <table:table-cell office:value-type="string" calcext:value-type="string">
            <text:p><text:s/>varianc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635" calcext:value-type="float">
            <text:p>20635</text:p>
          </table:table-cell>
          <table:table-cell office:value-type="string" calcext:value-type="string">
            <text:p><text:s/>low model</text:p>
          </table:table-cell>
          <table:table-cell office:value-type="float" office:value="21429.7367004" calcext:value-type="float">
            <text:p>21429.7367004</text:p>
          </table:table-cell>
          <table:table-cell office:value-type="string" calcext:value-type="string">
            <text:p><text:s/>varianc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float" office:value="20297" calcext:value-type="float">
            <text:p>20297</text:p>
          </table:table-cell>
          <table:table-cell office:value-type="string" calcext:value-type="string">
            <text:p><text:s/>low model</text:p>
          </table:table-cell>
          <table:table-cell office:value-type="float" office:value="21004.4792866" calcext:value-type="float">
            <text:p>21004.4792866</text:p>
          </table:table-cell>
          <table:table-cell office:value-type="string" calcext:value-type="string">
            <text:p><text:s/>variance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test_0.A1:test_0.F6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12:18:51.923476206</dc:date>
    <meta:editing-duration>PT3M</meta:editing-duration>
    <meta:editing-cycles>1</meta:editing-cycles>
    <meta:document-statistic meta:table-count="1" meta:cell-count="39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9000" chart:maximum="2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1cm" svg:y="3.952cm" style:legend-expansion="high" chart:style-name="ch2"/>
        <chart:plot-area chart:style-name="ch3" table:cell-range-address="test_0.H1:test_0.I12 test_0.K1:test_0.K12" chart:data-source-has-labels="row" svg:x="0.32cm" svg:y="0.18cm" svg:width="13.381cm" svg:height="8.64cm">
          <chartooo:coordinate-region svg:x="0.611cm" svg:y="0.379cm" svg:width="12.8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0.I1:test_0.I12" loext:label-string="high" chart:class="chart:scatter">
            <chart:domain table:cell-range-address="test_0.H1:test_0.H12"/>
            <chart:data-point chart:repeated="12"/>
          </chart:series>
          <chart:series chart:style-name="ch8" chart:values-cell-range-address="test_0.K1:test_0.K12" loext:label-string="low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high</text:p>
              </table:table-cell>
              <table:table-cell office:value-type="string">
                <text:p>lo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">
                <text:p>-0.05</text:p>
                <draw:g>
                  <svg:desc>test_0.H1:test_0.H12</svg:desc>
                </draw:g>
              </table:table-cell>
              <table:table-cell office:value-type="float" office:value="21729.6">
                <text:p>21729.6</text:p>
                <draw:g>
                  <svg:desc>test_0.I1:test_0.I12</svg:desc>
                </draw:g>
              </table:table-cell>
              <table:table-cell office:value-type="float" office:value="23379.9224185">
                <text:p>23379.9224185</text:p>
                <draw:g>
                  <svg:desc>test_0.K1:test_0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659.4">
                <text:p>21659.4</text:p>
              </table:table-cell>
              <table:table-cell office:value-type="float" office:value="23674.90916376">
                <text:p>23674.90916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21204">
                <text:p>21204</text:p>
              </table:table-cell>
              <table:table-cell office:value-type="float" office:value="22516.01512622">
                <text:p>22516.0151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1128.6">
                <text:p>21128.6</text:p>
              </table:table-cell>
              <table:table-cell office:value-type="float" office:value="22474.9639368">
                <text:p>22474.9639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20744.8">
                <text:p>20744.8</text:p>
              </table:table-cell>
              <table:table-cell office:value-type="float" office:value="21245.05342426">
                <text:p>21245.05342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21009.4">
                <text:p>21009.4</text:p>
              </table:table-cell>
              <table:table-cell office:value-type="float" office:value="21940.24563602">
                <text:p>21940.24563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21198">
                <text:p>21198</text:p>
              </table:table-cell>
              <table:table-cell office:value-type="float" office:value="20990.75057032">
                <text:p>20990.75057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21010.2">
                <text:p>21010.2</text:p>
              </table:table-cell>
              <table:table-cell office:value-type="float" office:value="21558.50383666">
                <text:p>21558.50383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">
                <text:p>0.35</text:p>
              </table:table-cell>
              <table:table-cell office:value-type="float" office:value="20822.2">
                <text:p>20822.2</text:p>
              </table:table-cell>
              <table:table-cell office:value-type="float" office:value="20876.74428568">
                <text:p>20876.7442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0896">
                <text:p>20896</text:p>
              </table:table-cell>
              <table:table-cell office:value-type="float" office:value="21348.18363882">
                <text:p>21348.18363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20544">
                <text:p>20544</text:p>
              </table:table-cell>
              <table:table-cell office:value-type="float" office:value="19854.85958002">
                <text:p>19854.85958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20407.8">
                <text:p>20407.8</text:p>
              </table:table-cell>
              <table:table-cell office:value-type="float" office:value="20793.87040476">
                <text:p>20793.8704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